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420e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66ccff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3399ff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0066ff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0cc33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aecf00" draw:textarea-horizontal-align="justify" draw:textarea-vertical-align="middle" draw:auto-grow-height="false" fo:min-height="1.814cm" fo:min-width="4.612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420e"/>
      <style:paragraph-properties fo:text-align="center"/>
    </style:style>
    <style:style style:name="P3" style:family="paragraph">
      <loext:graphic-properties draw:fill-color="#66ccff"/>
      <style:paragraph-properties fo:text-align="center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aecf00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5.334cm" svg:height="2.286cm" svg:x="11.287cm" svg:y="2.651cm">
          <text:p text:style-name="P1">Concaten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334cm" svg:height="2.286cm" svg:x="1.635cm" svg:y="8.874cm">
          <text:p text:style-name="P1">1x1 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5.334cm" svg:height="2.286cm" svg:x="7.858cm" svg:y="8.874cm">
          <text:p text:style-name="P1">3x3 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5.334cm" svg:height="2.286cm" svg:x="14.335cm" svg:y="8.874cm">
          <text:p text:style-name="P1">5x5 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5" draw:id="id5" draw:layer="layout" svg:width="5.334cm" svg:height="2.286cm" svg:x="20.812cm" svg:y="8.874cm">
          <text:p text:style-name="P1">Max Poo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" draw:id="id1" draw:layer="layout" svg:width="5.334cm" svg:height="2.286cm" svg:x="11.287cm" svg:y="14.462cm"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svg:x1="13.954cm" svg:y1="14.462cm" svg:x2="4.302cm" svg:y2="11.16cm" draw:start-shape="id1" draw:start-glue-point="0" draw:end-shape="id2" svg:d="M13954 14462v-1650h-9652v-1652" svg:viewBox="0 0 9653 3303">
          <text:p/>
        </draw:connector>
        <draw:connector draw:style-name="gr7" draw:text-style-name="P8" draw:layer="layout" svg:x1="13.954cm" svg:y1="14.462cm" svg:x2="10.525cm" svg:y2="11.16cm" draw:start-shape="id1" draw:start-glue-point="0" draw:end-shape="id3" draw:end-glue-point="2" svg:d="M13954 14462v-1650h-3429v-1652" svg:viewBox="0 0 3430 3303">
          <text:p/>
        </draw:connector>
        <draw:connector draw:style-name="gr7" draw:text-style-name="P8" draw:layer="layout" svg:x1="13.954cm" svg:y1="14.462cm" svg:x2="17.002cm" svg:y2="11.16cm" draw:start-shape="id1" draw:start-glue-point="0" draw:end-shape="id4" draw:end-glue-point="2" svg:d="M13954 14462v-1650h3048v-1652" svg:viewBox="0 0 3049 3303">
          <text:p/>
        </draw:connector>
        <draw:connector draw:style-name="gr7" draw:text-style-name="P8" draw:layer="layout" svg:x1="13.954cm" svg:y1="14.462cm" svg:x2="23.479cm" svg:y2="11.16cm" draw:start-shape="id1" draw:start-glue-point="0" draw:end-shape="id5" draw:end-glue-point="2" svg:d="M13954 14462v-1650h9525v-1652" svg:viewBox="0 0 9526 3303">
          <text:p/>
        </draw:connector>
        <draw:connector draw:style-name="gr7" draw:text-style-name="P8" draw:layer="layout" svg:x1="4.302cm" svg:y1="8.874cm" svg:x2="13.954cm" svg:y2="4.937cm" draw:start-shape="id2" draw:start-glue-point="0" draw:end-shape="id6" draw:end-glue-point="2" svg:d="M4302 8874v-1968h9652v-1969" svg:viewBox="0 0 9653 3938">
          <text:p/>
        </draw:connector>
        <draw:connector draw:style-name="gr7" draw:text-style-name="P8" draw:layer="layout" svg:x1="10.525cm" svg:y1="8.874cm" svg:x2="13.954cm" svg:y2="4.937cm" draw:start-shape="id3" draw:start-glue-point="0" draw:end-shape="id6" draw:end-glue-point="2" svg:d="M10525 8874v-1968h3429v-1969" svg:viewBox="0 0 3430 3938">
          <text:p/>
        </draw:connector>
        <draw:connector draw:style-name="gr7" draw:text-style-name="P8" draw:layer="layout" svg:x1="17.002cm" svg:y1="8.874cm" svg:x2="13.954cm" svg:y2="4.937cm" draw:start-shape="id4" draw:start-glue-point="0" draw:end-shape="id6" draw:end-glue-point="2" svg:d="M17002 8874v-1968h-3048v-1969" svg:viewBox="0 0 3049 3938">
          <text:p/>
        </draw:connector>
        <draw:connector draw:style-name="gr7" draw:text-style-name="P8" draw:layer="layout" svg:x1="23.479cm" svg:y1="8.874cm" svg:x2="13.954cm" svg:y2="4.937cm" draw:start-shape="id5" draw:start-glue-point="0" draw:end-shape="id6" draw:end-glue-point="2" svg:d="M23479 8874v-1968h-9525v-1969" svg:viewBox="0 0 9526 3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5:30:41.976124373</meta:creation-date>
    <dc:date>2018-01-04T16:01:33.683493009</dc:date>
    <meta:editing-duration>PT35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